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T1" style:family="text">
      <style:text-properties fo:color="#66bb6a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3.785cm" svg:height="3.095cm" svg:x="2.608cm" svg:y="0.848cm">
          <draw:text-box>
            <text:p text:style-name="P1"><text:span text:style-name="T1">Medi-game atualizado</text:span></text:p>
            <text:p text:style-name="P1"><text:span text:style-name="T1"><text:s/></text:span><text:span text:style-name="T1">e resolvido issu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29T06:39:47.481985647</dc:date>
    <meta:editing-duration>PT29M1S</meta:editing-duration>
    <meta:editing-cycles>7</meta:editing-cycles>
    <meta:generator>LibreOffice/7.0.6.2$Linux_X86_64 LibreOffice_project/00$Build-2</meta:generator>
    <meta:document-statistic meta:object-count="1"/>
  </office:meta>
</office:document-meta>
</file>